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80000036E4128E8F280EA7D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ff4000" draw:marker-start-width="0.432cm" draw:marker-end-width="0.432cm" draw:fill="none" draw:textarea-horizontal-align="justify" draw:textarea-vertical-align="middle" draw:auto-grow-height="false" fo:min-height="6.281cm" fo:min-width="0.762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2a6099" draw:marker-start-width="0.432cm" draw:marker-end-width="0.432cm" draw:fill="none" draw:textarea-horizontal-align="justify" draw:textarea-vertical-align="middle" draw:auto-grow-height="false" fo:min-height="6.281cm" fo:min-width="0.898cm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02cm" svg:stroke-color="#ff4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058cm" svg:height="15.749cm" svg:x="7.459cm" svg:y="-0.112cm">
          <draw:image xlink:href="Pictures/10000000000002D80000036E4128E8F280EA7D5F.png" xlink:type="simple" xlink:show="embed" xlink:actuate="onLoad" loext:mime-type="image/png">
            <text:p/>
          </draw:image>
        </draw:frame>
        <draw:custom-shape draw:style-name="gr2" draw:text-style-name="P2" draw:layer="layout" svg:width="2cm" svg:height="9.451cm" draw:transform="rotate (-0.242949831877612) translate (12.086cm 3.4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19cm" svg:height="9.451cm" draw:transform="rotate (-1.28421326361743) translate (19.507cm 7.8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952cm" svg:y1="1.156cm" svg:x2="19.984cm" svg:y2="3.188cm">
          <text:p/>
        </draw:line>
        <draw:line draw:style-name="gr4" draw:text-style-name="P3" draw:layer="layout" svg:x1="19.984cm" svg:y1="1.156cm" svg:x2="17.952cm" svg:y2="3.188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10:17:27.385803801</meta:creation-date>
    <dc:date>2021-07-16T13:28:45.503515294</dc:date>
    <meta:editing-duration>PT3H1M8S</meta:editing-duration>
    <meta:editing-cycles>1</meta:editing-cycles>
    <meta:document-statistic meta:object-count="28"/>
    <meta:generator>LibreOffice/6.4.5.2$Linux_X86_64 LibreOffice_project/40$Build-2</meta:generator>
  </office:meta>
</office:document-meta>
</file>